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5) rotate (-1.55281943549936) translate (6.7769344510806cm 3.68430054858816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712854091549cm 4.87240960253782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598) rotate (-2.1556561591382) translate (7.10945731859439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662447873229cm 5.0307947751291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4.25279065192779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1) rotate (-1.55281943549936) translate (6.84379383480161cm 3.04018750278255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588) rotate (-2.1556561591382) translate (4.09779065192779cm 3.846295833161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7) rotate (-2.15652882376419) translate (7.109706971542cm 3.1983621593124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) rotate (-2.15687788961459) translate (3.85230680989421cm 3.55768889054306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3:37.934000000</dc:date>
    <meta:editing-duration>PT2M56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